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CPI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SPENDING_PERCENT_OF_GD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EMP</text:p>
          </table:table-cell>
        </table:table-row>
        <table:table-row table:style-name="ro1">
          <table:table-cell office:value-type="date" office:date-value="1994-01-01" calcext:value-type="date">
            <text:p>1994-01-01</text:p>
          </table:table-cell>
          <table:table-cell office:value-type="float" office:value="97.3954356494443" calcext:value-type="float">
            <text:p>97.3954356494443</text:p>
          </table:table-cell>
          <table:table-cell office:value-type="float" office:value="446276.5" calcext:value-type="float">
            <text:p>446276.5</text:p>
          </table:table-cell>
          <table:table-cell table:number-columns-repeated="2"/>
          <table:table-cell office:value-type="float" office:value="2.96666666666667" calcext:value-type="float">
            <text:p>2.96666666666667</text:p>
          </table:table-cell>
        </table:table-row>
        <table:table-row table:style-name="ro1">
          <table:table-cell office:value-type="date" office:date-value="1994-04-01" calcext:value-type="date">
            <text:p>1994-04-01</text:p>
          </table:table-cell>
          <table:table-cell office:value-type="float" office:value="97.8705353355392" calcext:value-type="float">
            <text:p>97.8705353355392</text:p>
          </table:table-cell>
          <table:table-cell office:value-type="float" office:value="443822.8" calcext:value-type="float">
            <text:p>443822.8</text:p>
          </table:table-cell>
          <table:table-cell table:number-columns-repeated="2"/>
          <table:table-cell office:value-type="float" office:value="2.93333333333333" calcext:value-type="float">
            <text:p>2.93333333333333</text:p>
          </table:table-cell>
        </table:table-row>
        <table:table-row table:style-name="ro1">
          <table:table-cell office:value-type="date" office:date-value="1994-07-01" calcext:value-type="date">
            <text:p>1994-07-01</text:p>
          </table:table-cell>
          <table:table-cell office:value-type="float" office:value="97.5651141087639" calcext:value-type="float">
            <text:p>97.5651141087639</text:p>
          </table:table-cell>
          <table:table-cell office:value-type="float" office:value="448928.5" calcext:value-type="float">
            <text:p>448928.5</text:p>
          </table:table-cell>
          <table:table-cell table:number-columns-repeated="2"/>
          <table:table-cell office:value-type="float" office:value="3.06666666666667" calcext:value-type="float">
            <text:p>3.06666666666667</text:p>
          </table:table-cell>
        </table:table-row>
        <table:table-row table:style-name="ro1">
          <table:table-cell office:value-type="date" office:date-value="1994-10-01" calcext:value-type="date">
            <text:p>1994-10-01</text:p>
          </table:table-cell>
          <table:table-cell office:value-type="float" office:value="98.0741494867226" calcext:value-type="float">
            <text:p>98.0741494867226</text:p>
          </table:table-cell>
          <table:table-cell office:value-type="float" office:value="447124.9" calcext:value-type="float">
            <text:p>447124.9</text:p>
          </table:table-cell>
          <table:table-cell table:number-columns-repeated="2"/>
          <table:table-cell office:value-type="float" office:value="3.03333333333333" calcext:value-type="float">
            <text:p>3.03333333333333</text:p>
          </table:table-cell>
        </table:table-row>
        <table:table-row table:style-name="ro1">
          <table:table-cell office:value-type="date" office:date-value="1995-01-01" calcext:value-type="date">
            <text:p>1995-01-01</text:p>
          </table:table-cell>
          <table:table-cell office:value-type="float" office:value="97.5990498006278" calcext:value-type="float">
            <text:p>97.5990498006278</text:p>
          </table:table-cell>
          <table:table-cell office:value-type="float" office:value="452096.3" calcext:value-type="float">
            <text:p>452096.3</text:p>
          </table:table-cell>
          <table:table-cell table:number-columns-repeated="2"/>
          <table:table-cell office:value-type="float" office:value="3.13333333333333" calcext:value-type="float">
            <text:p>3.13333333333333</text:p>
          </table:table-cell>
        </table:table-row>
        <table:table-row table:style-name="ro1">
          <table:table-cell office:value-type="date" office:date-value="1995-04-01" calcext:value-type="date">
            <text:p>1995-04-01</text:p>
          </table:table-cell>
          <table:table-cell office:value-type="float" office:value="97.8365996436752" calcext:value-type="float">
            <text:p>97.8365996436752</text:p>
          </table:table-cell>
          <table:table-cell office:value-type="float" office:value="456350" calcext:value-type="float">
            <text:p>456350</text:p>
          </table:table-cell>
          <table:table-cell table:number-columns-repeated="2"/>
          <table:table-cell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date" office:date-value="1995-07-01" calcext:value-type="date">
            <text:p>1995-07-01</text:p>
          </table:table-cell>
          <table:table-cell office:value-type="float" office:value="97.5990498006278" calcext:value-type="float">
            <text:p>97.5990498006278</text:p>
          </table:table-cell>
          <table:table-cell office:value-type="float" office:value="461698.4" calcext:value-type="float">
            <text:p>461698.4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date" office:date-value="1995-10-01" calcext:value-type="date">
            <text:p>1995-10-01</text:p>
          </table:table-cell>
          <table:table-cell office:value-type="float" office:value="97.5311784169" calcext:value-type="float">
            <text:p>97.5311784169</text:p>
          </table:table-cell>
          <table:table-cell office:value-type="float" office:value="462803.1" calcext:value-type="float">
            <text:p>462803.1</text:p>
          </table:table-cell>
          <table:table-cell table:number-columns-repeated="2"/>
          <table:table-cell office:value-type="float" office:value="3.43333333333333" calcext:value-type="float">
            <text:p>3.43333333333333</text:p>
          </table:table-cell>
        </table:table-row>
        <table:table-row table:style-name="ro1">
          <table:table-cell office:value-type="date" office:date-value="1996-01-01" calcext:value-type="date">
            <text:p>1996-01-01</text:p>
          </table:table-cell>
          <table:table-cell office:value-type="float" office:value="97.2596928819886" calcext:value-type="float">
            <text:p>97.2596928819886</text:p>
          </table:table-cell>
          <table:table-cell office:value-type="float" office:value="466601.9" calcext:value-type="float">
            <text:p>466601.9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date" office:date-value="1996-04-01" calcext:value-type="date">
            <text:p>1996-04-01</text:p>
          </table:table-cell>
          <table:table-cell office:value-type="float" office:value="97.9723424111309" calcext:value-type="float">
            <text:p>97.9723424111309</text:p>
          </table:table-cell>
          <table:table-cell office:value-type="float" office:value="472555.5" calcext:value-type="float">
            <text:p>472555.5</text:p>
          </table:table-cell>
          <table:table-cell table:number-columns-repeated="2"/>
          <table:table-cell office:value-type="float" office:value="3.53333333333333" calcext:value-type="float">
            <text:p>3.53333333333333</text:p>
          </table:table-cell>
        </table:table-row>
        <table:table-row table:style-name="ro1">
          <table:table-cell office:value-type="date" office:date-value="1996-07-01" calcext:value-type="date">
            <text:p>1996-07-01</text:p>
          </table:table-cell>
          <table:table-cell office:value-type="float" office:value="97.8026639518113" calcext:value-type="float">
            <text:p>97.8026639518113</text:p>
          </table:table-cell>
          <table:table-cell office:value-type="float" office:value="473152.5" calcext:value-type="float">
            <text:p>473152.5</text:p>
          </table:table-cell>
          <table:table-cell table:number-columns-repeated="2"/>
          <table:table-cell office:value-type="float" office:value="3.43333333333333" calcext:value-type="float">
            <text:p>3.43333333333333</text:p>
          </table:table-cell>
        </table:table-row>
        <table:table-row table:style-name="ro1">
          <table:table-cell office:value-type="date" office:date-value="1996-10-01" calcext:value-type="date">
            <text:p>1996-10-01</text:p>
          </table:table-cell>
          <table:table-cell office:value-type="float" office:value="98.0741494867227" calcext:value-type="float">
            <text:p>98.0741494867227</text:p>
          </table:table-cell>
          <table:table-cell office:value-type="float" office:value="478409.5" calcext:value-type="float">
            <text:p>478409.5</text:p>
          </table:table-cell>
          <table:table-cell table:number-columns-repeated="2"/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date" office:date-value="1997-01-01" calcext:value-type="date">
            <text:p>1997-01-01</text:p>
          </table:table-cell>
          <table:table-cell office:value-type="float" office:value="97.8365996436752" calcext:value-type="float">
            <text:p>97.8365996436752</text:p>
          </table:table-cell>
          <table:table-cell office:value-type="float" office:value="479667.6" calcext:value-type="float">
            <text:p>479667.6</text:p>
          </table:table-cell>
          <table:table-cell table:number-columns-repeated="2"/>
          <table:table-cell office:value-type="float" office:value="3.46666666666667" calcext:value-type="float">
            <text:p>3.46666666666667</text:p>
          </table:table-cell>
        </table:table-row>
        <table:table-row table:style-name="ro1">
          <table:table-cell office:value-type="date" office:date-value="1997-04-01" calcext:value-type="date">
            <text:p>1997-04-01</text:p>
          </table:table-cell>
          <table:table-cell office:value-type="float" office:value="99.9066768473742" calcext:value-type="float">
            <text:p>99.9066768473742</text:p>
          </table:table-cell>
          <table:table-cell office:value-type="float" office:value="476077.6" calcext:value-type="float">
            <text:p>476077.6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date" office:date-value="1997-07-01" calcext:value-type="date">
            <text:p>1997-07-01</text:p>
          </table:table-cell>
          <table:table-cell office:value-type="float" office:value="99.8727411555103" calcext:value-type="float">
            <text:p>99.8727411555103</text:p>
          </table:table-cell>
          <table:table-cell office:value-type="float" office:value="477003.8" calcext:value-type="float">
            <text:p>477003.8</text:p>
          </table:table-cell>
          <table:table-cell table:number-columns-repeated="2"/>
          <table:table-cell office:value-type="float" office:value="3.53333333333333" calcext:value-type="float">
            <text:p>3.53333333333333</text:p>
          </table:table-cell>
        </table:table-row>
        <table:table-row table:style-name="ro1">
          <table:table-cell office:value-type="date" office:date-value="1997-10-01" calcext:value-type="date">
            <text:p>1997-10-01</text:p>
          </table:table-cell>
          <table:table-cell office:value-type="float" office:value="100.144226690422" calcext:value-type="float">
            <text:p>100.144226690422</text:p>
          </table:table-cell>
          <table:table-cell office:value-type="float" office:value="477155.3" calcext:value-type="float">
            <text:p>477155.3</text:p>
          </table:table-cell>
          <table:table-cell table:number-columns-repeated="2"/>
          <table:table-cell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date" office:date-value="1998-01-01" calcext:value-type="date">
            <text:p>1998-01-01</text:p>
          </table:table-cell>
          <table:table-cell office:value-type="float" office:value="99.7369983880546" calcext:value-type="float">
            <text:p>99.7369983880546</text:p>
          </table:table-cell>
          <table:table-cell office:value-type="float" office:value="471380.4" calcext:value-type="float">
            <text:p>471380.4</text:p>
          </table:table-cell>
          <table:table-cell table:number-columns-repeated="2"/>
          <table:table-cell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date" office:date-value="1998-04-01" calcext:value-type="date">
            <text:p>1998-04-01</text:p>
          </table:table-cell>
          <table:table-cell office:value-type="float" office:value="100.246033766013" calcext:value-type="float">
            <text:p>100.246033766013</text:p>
          </table:table-cell>
          <table:table-cell office:value-type="float" office:value="469303.7" calcext:value-type="float">
            <text:p>469303.7</text:p>
          </table:table-cell>
          <table:table-cell table:number-columns-repeated="2"/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date" office:date-value="1998-07-01" calcext:value-type="date">
            <text:p>1998-07-01</text:p>
          </table:table-cell>
          <table:table-cell office:value-type="float" office:value="99.6691270043268" calcext:value-type="float">
            <text:p>99.6691270043268</text:p>
          </table:table-cell>
          <table:table-cell office:value-type="float" office:value="470143.7" calcext:value-type="float">
            <text:p>470143.7</text:p>
          </table:table-cell>
          <table:table-cell table:number-columns-repeated="2"/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date" office:date-value="1998-10-01" calcext:value-type="date">
            <text:p>1998-10-01</text:p>
          </table:table-cell>
          <table:table-cell office:value-type="float" office:value="100.687197760244" calcext:value-type="float">
            <text:p>100.687197760244</text:p>
          </table:table-cell>
          <table:table-cell office:value-type="float" office:value="473904.2" calcext:value-type="float">
            <text:p>473904.2</text:p>
          </table:table-cell>
          <table:table-cell table:number-columns-repeated="2"/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date" office:date-value="1999-01-01" calcext:value-type="date">
            <text:p>1999-01-01</text:p>
          </table:table-cell>
          <table:table-cell office:value-type="float" office:value="99.6351913124629" calcext:value-type="float">
            <text:p>99.6351913124629</text:p>
          </table:table-cell>
          <table:table-cell office:value-type="float" office:value="467403.5" calcext:value-type="float">
            <text:p>467403.5</text:p>
          </table:table-cell>
          <table:table-cell table:number-columns-repeated="2"/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date" office:date-value="1999-04-01" calcext:value-type="date">
            <text:p>1999-04-01</text:p>
          </table:table-cell>
          <table:table-cell office:value-type="float" office:value="99.974548231102" calcext:value-type="float">
            <text:p>99.974548231102</text:p>
          </table:table-cell>
          <table:table-cell office:value-type="float" office:value="469175.4" calcext:value-type="float">
            <text:p>469175.4</text:p>
          </table:table-cell>
          <table:table-cell table:number-columns-repeated="2"/>
          <table:table-cell office:value-type="float" office:value="4.93333333333333" calcext:value-type="float">
            <text:p>4.93333333333333</text:p>
          </table:table-cell>
        </table:table-row>
        <table:table-row table:style-name="ro1">
          <table:table-cell office:value-type="date" office:date-value="1999-07-01" calcext:value-type="date">
            <text:p>1999-07-01</text:p>
          </table:table-cell>
          <table:table-cell office:value-type="float" office:value="99.6691270043268" calcext:value-type="float">
            <text:p>99.6691270043268</text:p>
          </table:table-cell>
          <table:table-cell office:value-type="float" office:value="471675.1" calcext:value-type="float">
            <text:p>471675.1</text:p>
          </table:table-cell>
          <table:table-cell table:number-columns-repeated="2"/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date" office:date-value="1999-10-01" calcext:value-type="date">
            <text:p>1999-10-01</text:p>
          </table:table-cell>
          <table:table-cell office:value-type="float" office:value="99.6691270043268" calcext:value-type="float">
            <text:p>99.6691270043268</text:p>
          </table:table-cell>
          <table:table-cell office:value-type="float" office:value="471841.2" calcext:value-type="float">
            <text:p>471841.2</text:p>
          </table:table-cell>
          <table:table-cell table:number-columns-repeated="2"/>
          <table:table-cell office:value-type="float" office:value="4.86666666666667" calcext:value-type="float">
            <text:p>4.86666666666667</text:p>
          </table:table-cell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office:value-type="float" office:value="99.0243488589124" calcext:value-type="float">
            <text:p>99.0243488589124</text:p>
          </table:table-cell>
          <table:table-cell office:value-type="float" office:value="479861" calcext:value-type="float">
            <text:p>47986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00-04-01" calcext:value-type="date">
            <text:p>2000-04-01</text:p>
          </table:table-cell>
          <table:table-cell office:value-type="float" office:value="99.2618987019598" calcext:value-type="float">
            <text:p>99.2618987019598</text:p>
          </table:table-cell>
          <table:table-cell office:value-type="float" office:value="482127.1" calcext:value-type="float">
            <text:p>482127.1</text:p>
          </table:table-cell>
          <table:table-cell table:number-columns-repeated="2"/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date" office:date-value="2000-07-01" calcext:value-type="date">
            <text:p>2000-07-01</text:p>
          </table:table-cell>
          <table:table-cell office:value-type="float" office:value="99.0243488589124" calcext:value-type="float">
            <text:p>99.0243488589124</text:p>
          </table:table-cell>
          <table:table-cell office:value-type="float" office:value="482244.3" calcext:value-type="float">
            <text:p>482244.3</text:p>
          </table:table-cell>
          <table:table-cell table:number-columns-repeated="2"/>
          <table:table-cell office:value-type="float" office:value="4.86666666666667" calcext:value-type="float">
            <text:p>4.86666666666667</text:p>
          </table:table-cell>
        </table:table-row>
        <table:table-row table:style-name="ro1">
          <table:table-cell office:value-type="date" office:date-value="2000-10-01" calcext:value-type="date">
            <text:p>2000-10-01</text:p>
          </table:table-cell>
          <table:table-cell office:value-type="float" office:value="98.8886060914567" calcext:value-type="float">
            <text:p>98.8886060914567</text:p>
          </table:table-cell>
          <table:table-cell office:value-type="float" office:value="486944.5" calcext:value-type="float">
            <text:p>486944.5</text:p>
          </table:table-cell>
          <table:table-cell table:number-columns-repeated="2"/>
          <table:table-cell office:value-type="float" office:value="4.96666666666667" calcext:value-type="float">
            <text:p>4.96666666666667</text:p>
          </table:table-cell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office:value-type="float" office:value="98.6171205565454" calcext:value-type="float">
            <text:p>98.6171205565454</text:p>
          </table:table-cell>
          <table:table-cell office:value-type="float" office:value="490543.8" calcext:value-type="float">
            <text:p>490543.8</text:p>
          </table:table-cell>
          <table:table-cell table:number-columns-repeated="2"/>
          <table:table-cell office:value-type="float" office:value="4.93333333333333" calcext:value-type="float">
            <text:p>4.93333333333333</text:p>
          </table:table-cell>
        </table:table-row>
        <table:table-row table:style-name="ro1">
          <table:table-cell office:value-type="date" office:date-value="2001-04-01" calcext:value-type="date">
            <text:p>2001-04-01</text:p>
          </table:table-cell>
          <table:table-cell office:value-type="float" office:value="98.5492491728175" calcext:value-type="float">
            <text:p>98.5492491728175</text:p>
          </table:table-cell>
          <table:table-cell office:value-type="float" office:value="486880.8" calcext:value-type="float">
            <text:p>486880.8</text:p>
          </table:table-cell>
          <table:table-cell table:number-columns-repeated="2"/>
          <table:table-cell office:value-type="float" office:value="5.06666666666667" calcext:value-type="float">
            <text:p>5.06666666666667</text:p>
          </table:table-cell>
        </table:table-row>
        <table:table-row table:style-name="ro1">
          <table:table-cell office:value-type="date" office:date-value="2001-07-01" calcext:value-type="date">
            <text:p>2001-07-01</text:p>
          </table:table-cell>
          <table:table-cell office:value-type="float" office:value="98.3116993297701" calcext:value-type="float">
            <text:p>98.3116993297701</text:p>
          </table:table-cell>
          <table:table-cell office:value-type="float" office:value="481569.4" calcext:value-type="float">
            <text:p>481569.4</text:p>
          </table:table-cell>
          <table:table-cell table:number-columns-repeated="2"/>
          <table:table-cell office:value-type="float" office:value="5.36666666666667" calcext:value-type="float">
            <text:p>5.36666666666667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97.9723424111309" calcext:value-type="float">
            <text:p>97.9723424111309</text:p>
          </table:table-cell>
          <table:table-cell office:value-type="float" office:value="479917.6" calcext:value-type="float">
            <text:p>479917.6</text:p>
          </table:table-cell>
          <table:table-cell table:number-columns-repeated="2"/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97.2596928819886" calcext:value-type="float">
            <text:p>97.2596928819886</text:p>
          </table:table-cell>
          <table:table-cell office:value-type="float" office:value="480733.3" calcext:value-type="float">
            <text:p>480733.3</text:p>
          </table:table-cell>
          <table:table-cell table:number-columns-repeated="2"/>
          <table:table-cell office:value-type="float" office:value="5.56666666666667" calcext:value-type="float">
            <text:p>5.56666666666667</text:p>
          </table:table-cell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97.7008568762196" calcext:value-type="float">
            <text:p>97.7008568762196</text:p>
          </table:table-cell>
          <table:table-cell office:value-type="float" office:value="484626.2" calcext:value-type="float">
            <text:p>484626.2</text:p>
          </table:table-cell>
          <table:table-cell table:number-columns-repeated="2"/>
          <table:table-cell office:value-type="float" office:value="5.63333333333333" calcext:value-type="float">
            <text:p>5.63333333333333</text:p>
          </table:table-cell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97.5311784169" calcext:value-type="float">
            <text:p>97.5311784169</text:p>
          </table:table-cell>
          <table:table-cell office:value-type="float" office:value="486152.1" calcext:value-type="float">
            <text:p>486152.1</text:p>
          </table:table-cell>
          <table:table-cell table:number-columns-repeated="2"/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97.4293713413082" calcext:value-type="float">
            <text:p>97.4293713413082</text:p>
          </table:table-cell>
          <table:table-cell office:value-type="float" office:value="487502.5" calcext:value-type="float">
            <text:p>487502.5</text:p>
          </table:table-cell>
          <table:table-cell table:number-columns-repeated="2"/>
          <table:table-cell office:value-type="float" office:value="5.56666666666667" calcext:value-type="float">
            <text:p>5.56666666666667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97.0221430389412" calcext:value-type="float">
            <text:p>97.0221430389412</text:p>
          </table:table-cell>
          <table:table-cell office:value-type="float" office:value="487809.9" calcext:value-type="float">
            <text:p>487809.9</text:p>
          </table:table-cell>
          <table:table-cell table:number-columns-repeated="2"/>
          <table:table-cell office:value-type="float" office:value="5.63333333333333" calcext:value-type="float">
            <text:p>5.63333333333333</text:p>
          </table:table-cell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97.4633070331721" calcext:value-type="float">
            <text:p>97.4633070331721</text:p>
          </table:table-cell>
          <table:table-cell office:value-type="float" office:value="491151.1" calcext:value-type="float">
            <text:p>491151.1</text:p>
          </table:table-cell>
          <table:table-cell table:number-columns-repeated="2"/>
          <table:table-cell office:value-type="float" office:value="5.66666666666667" calcext:value-type="float">
            <text:p>5.66666666666667</text:p>
          </table:table-cell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97.2936285738526" calcext:value-type="float">
            <text:p>97.2936285738526</text:p>
          </table:table-cell>
          <table:table-cell office:value-type="float" office:value="492603.5" calcext:value-type="float">
            <text:p>492603.5</text:p>
          </table:table-cell>
          <table:table-cell table:number-columns-repeated="2"/>
          <table:table-cell office:value-type="float" office:value="5.36666666666667" calcext:value-type="float">
            <text:p>5.36666666666667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97.123950114533" calcext:value-type="float">
            <text:p>97.123950114533</text:p>
          </table:table-cell>
          <table:table-cell office:value-type="float" office:value="497984.2" calcext:value-type="float">
            <text:p>497984.2</text:p>
          </table:table-cell>
          <table:table-cell table:number-columns-repeated="2"/>
          <table:table-cell office:value-type="float" office:value="5.23333333333333" calcext:value-type="float">
            <text:p>5.23333333333333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96.8864002714856" calcext:value-type="float">
            <text:p>96.8864002714856</text:p>
          </table:table-cell>
          <table:table-cell office:value-type="float" office:value="501630.5" calcext:value-type="float">
            <text:p>501630.5</text:p>
          </table:table-cell>
          <table:table-cell table:number-columns-repeated="2"/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97.1578858063969" calcext:value-type="float">
            <text:p>97.1578858063969</text:p>
          </table:table-cell>
          <table:table-cell office:value-type="float" office:value="501691.7" calcext:value-type="float">
            <text:p>501691.7</text:p>
          </table:table-cell>
          <table:table-cell table:number-columns-repeated="2"/>
          <table:table-cell office:value-type="float" office:value="4.93333333333333" calcext:value-type="float">
            <text:p>4.93333333333333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97.1918214982608" calcext:value-type="float">
            <text:p>97.1918214982608</text:p>
          </table:table-cell>
          <table:table-cell office:value-type="float" office:value="504769.8" calcext:value-type="float">
            <text:p>504769.8</text:p>
          </table:table-cell>
          <table:table-cell table:number-columns-repeated="2"/>
          <table:table-cell office:value-type="float" office:value="4.96666666666667" calcext:value-type="float">
            <text:p>4.96666666666667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97.6329854924917" calcext:value-type="float">
            <text:p>97.6329854924917</text:p>
          </table:table-cell>
          <table:table-cell office:value-type="float" office:value="503829.7" calcext:value-type="float">
            <text:p>503829.7</text:p>
          </table:table-cell>
          <table:table-cell table:number-columns-repeated="2"/>
          <table:table-cell office:value-type="float" office:value="4.73333333333333" calcext:value-type="float">
            <text:p>4.73333333333333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96.9203359633494" calcext:value-type="float">
            <text:p>96.9203359633494</text:p>
          </table:table-cell>
          <table:table-cell office:value-type="float" office:value="506409.4" calcext:value-type="float">
            <text:p>506409.4</text:p>
          </table:table-cell>
          <table:table-cell table:number-columns-repeated="2"/>
          <table:table-cell office:value-type="float" office:value="4.73333333333333" calcext:value-type="float">
            <text:p>4.73333333333333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97.0560787308051" calcext:value-type="float">
            <text:p>97.0560787308051</text:p>
          </table:table-cell>
          <table:table-cell office:value-type="float" office:value="510318.2" calcext:value-type="float">
            <text:p>510318.2</text:p>
          </table:table-cell>
          <table:table-cell table:number-columns-repeated="2"/>
          <table:table-cell office:value-type="float" office:value="4.63333333333333" calcext:value-type="float">
            <text:p>4.6333333333333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96.8864002714856" calcext:value-type="float">
            <text:p>96.8864002714856</text:p>
          </table:table-cell>
          <table:table-cell office:value-type="float" office:value="515509.1" calcext:value-type="float">
            <text:p>515509.1</text:p>
          </table:table-cell>
          <table:table-cell table:number-columns-repeated="2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96.8864002714856" calcext:value-type="float">
            <text:p>96.8864002714856</text:p>
          </table:table-cell>
          <table:table-cell office:value-type="float" office:value="516438" calcext:value-type="float">
            <text:p>516438</text:p>
          </table:table-cell>
          <table:table-cell table:number-columns-repeated="2"/>
          <table:table-cell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96.7845931958938" calcext:value-type="float">
            <text:p>96.7845931958938</text:p>
          </table:table-cell>
          <table:table-cell office:value-type="float" office:value="517237.8" calcext:value-type="float">
            <text:p>517237.8</text:p>
          </table:table-cell>
          <table:table-cell table:number-columns-repeated="2"/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97.2257571901247" calcext:value-type="float">
            <text:p>97.2257571901247</text:p>
          </table:table-cell>
          <table:table-cell office:value-type="float" office:value="517999.1" calcext:value-type="float">
            <text:p>517999.1</text:p>
          </table:table-cell>
          <table:table-cell table:number-columns-repeated="2"/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97.497242725036" calcext:value-type="float">
            <text:p>97.497242725036</text:p>
          </table:table-cell>
          <table:table-cell office:value-type="float" office:value="516996.6" calcext:value-type="float">
            <text:p>516996.6</text:p>
          </table:table-cell>
          <table:table-cell table:number-columns-repeated="2"/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97.2257571901247" calcext:value-type="float">
            <text:p>97.2257571901247</text:p>
          </table:table-cell>
          <table:table-cell office:value-type="float" office:value="524001.4" calcext:value-type="float">
            <text:p>524001.4</text:p>
          </table:table-cell>
          <table:table-cell table:number-columns-repeated="2"/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96.682786120302" calcext:value-type="float">
            <text:p>96.682786120302</text:p>
          </table:table-cell>
          <table:table-cell office:value-type="float" office:value="527461.8" calcext:value-type="float">
            <text:p>527461.8</text:p>
          </table:table-cell>
          <table:table-cell table:number-columns-repeated="2"/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7.1578858063969" calcext:value-type="float">
            <text:p>97.1578858063969</text:p>
          </table:table-cell>
          <table:table-cell office:value-type="float" office:value="527589.1" calcext:value-type="float">
            <text:p>527589.1</text:p>
          </table:table-cell>
          <table:table-cell table:number-columns-repeated="2"/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97.3614999575804" calcext:value-type="float">
            <text:p>97.3614999575804</text:p>
          </table:table-cell>
          <table:table-cell office:value-type="float" office:value="524760.2" calcext:value-type="float">
            <text:p>524760.2</text:p>
          </table:table-cell>
          <table:table-cell table:number-columns-repeated="2"/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97.7008568762196" calcext:value-type="float">
            <text:p>97.7008568762196</text:p>
          </table:table-cell>
          <table:table-cell office:value-type="float" office:value="527089.4" calcext:value-type="float">
            <text:p>527089.4</text:p>
          </table:table-cell>
          <table:table-cell table:number-columns-repeated="2"/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97.6329854924917" calcext:value-type="float">
            <text:p>97.6329854924917</text:p>
          </table:table-cell>
          <table:table-cell office:value-type="float" office:value="528981.7" calcext:value-type="float">
            <text:p>528981.7</text:p>
          </table:table-cell>
          <table:table-cell table:number-columns-repeated="2"/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98.4474420972258" calcext:value-type="float">
            <text:p>98.4474420972258</text:p>
          </table:table-cell>
          <table:table-cell office:value-type="float" office:value="525788.8" calcext:value-type="float">
            <text:p>525788.8</text:p>
          </table:table-cell>
          <table:table-cell table:number-columns-repeated="2"/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99.4655128531433" calcext:value-type="float">
            <text:p>99.4655128531433</text:p>
          </table:table-cell>
          <table:table-cell office:value-type="float" office:value="519289.3" calcext:value-type="float">
            <text:p>519289.3</text:p>
          </table:table-cell>
          <table:table-cell table:number-columns-repeated="2"/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98.7189276321371" calcext:value-type="float">
            <text:p>98.7189276321371</text:p>
          </table:table-cell>
          <table:table-cell office:value-type="float" office:value="506540.3" calcext:value-type="float">
            <text:p>506540.3</text:p>
          </table:table-cell>
          <table:table-cell table:number-columns-repeated="2"/>
          <table:table-cell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97.5311784169" calcext:value-type="float">
            <text:p>97.5311784169</text:p>
          </table:table-cell>
          <table:table-cell office:value-type="float" office:value="482198.8" calcext:value-type="float">
            <text:p>482198.8</text:p>
          </table:table-cell>
          <table:table-cell table:number-columns-repeated="2"/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97.5311784169" calcext:value-type="float">
            <text:p>97.5311784169</text:p>
          </table:table-cell>
          <table:table-cell office:value-type="float" office:value="491520.9" calcext:value-type="float">
            <text:p>491520.9</text:p>
          </table:table-cell>
          <table:table-cell table:number-columns-repeated="2"/>
          <table:table-cell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97.2257571901247" calcext:value-type="float">
            <text:p>97.2257571901247</text:p>
          </table:table-cell>
          <table:table-cell office:value-type="float" office:value="491329.2" calcext:value-type="float">
            <text:p>491329.2</text:p>
          </table:table-cell>
          <table:table-cell table:number-columns-repeated="2"/>
          <table:table-cell office:value-type="float" office:value="5.66666666666667" calcext:value-type="float">
            <text:p>5.6666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96.7167218121659" calcext:value-type="float">
            <text:p>96.7167218121659</text:p>
          </table:table-cell>
          <table:table-cell office:value-type="float" office:value="497490.2" calcext:value-type="float">
            <text:p>497490.2</text:p>
          </table:table-cell>
          <table:table-cell table:number-columns-repeated="2"/>
          <table:table-cell office:value-type="float" office:value="5.46666666666667" calcext:value-type="float">
            <text:p>5.46666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96.682786120302" calcext:value-type="float">
            <text:p>96.682786120302</text:p>
          </table:table-cell>
          <table:table-cell office:value-type="float" office:value="502726.2" calcext:value-type="float">
            <text:p>502726.2</text:p>
          </table:table-cell>
          <table:table-cell table:number-columns-repeated="2"/>
          <table:table-cell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96.7506575040299" calcext:value-type="float">
            <text:p>96.7506575040299</text:p>
          </table:table-cell>
          <table:table-cell office:value-type="float" office:value="508663.2" calcext:value-type="float">
            <text:p>508663.2</text:p>
          </table:table-cell>
          <table:table-cell table:number-columns-repeated="2"/>
          <table:table-cell office:value-type="float" office:value="5.36666666666667" calcext:value-type="float">
            <text:p>5.36666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96.2416221260711" calcext:value-type="float">
            <text:p>96.2416221260711</text:p>
          </table:table-cell>
          <table:table-cell office:value-type="float" office:value="517915" calcext:value-type="float">
            <text:p>517915</text:p>
          </table:table-cell>
          <table:table-cell table:number-columns-repeated="2"/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96.4452362772546" calcext:value-type="float">
            <text:p>96.4452362772546</text:p>
          </table:table-cell>
          <table:table-cell office:value-type="float" office:value="513728.4" calcext:value-type="float">
            <text:p>513728.4</text:p>
          </table:table-cell>
          <table:table-cell table:number-columns-repeated="2"/>
          <table:table-cell office:value-type="float" office:value="5.26666666666667" calcext:value-type="float">
            <text:p>5.2666666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96.1737507423433" calcext:value-type="float">
            <text:p>96.1737507423433</text:p>
          </table:table-cell>
          <table:table-cell office:value-type="float" office:value="508328.1" calcext:value-type="float">
            <text:p>508328.1</text:p>
          </table:table-cell>
          <table:table-cell table:number-columns-repeated="2"/>
          <table:table-cell office:value-type="float" office:value="4.9714981459959" calcext:value-type="float">
            <text:p>4.9714981459959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96.3773648935268" calcext:value-type="float">
            <text:p>96.3773648935268</text:p>
          </table:table-cell>
          <table:table-cell office:value-type="float" office:value="503865.3" calcext:value-type="float">
            <text:p>503865.3</text:p>
          </table:table-cell>
          <table:table-cell table:number-columns-repeated="2"/>
          <table:table-cell office:value-type="float" office:value="4.88397564771012" calcext:value-type="float">
            <text:p>4.88397564771012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96.3773648935268" calcext:value-type="float">
            <text:p>96.3773648935268</text:p>
          </table:table-cell>
          <table:table-cell office:value-type="float" office:value="516136" calcext:value-type="float">
            <text:p>516136</text:p>
          </table:table-cell>
          <table:table-cell table:number-columns-repeated="2"/>
          <table:table-cell office:value-type="float" office:value="4.66726993401775" calcext:value-type="float">
            <text:p>4.6672699340177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96.1398150504794" calcext:value-type="float">
            <text:p>96.1398150504794</text:p>
          </table:table-cell>
          <table:table-cell office:value-type="float" office:value="515432.6" calcext:value-type="float">
            <text:p>515432.6</text:p>
          </table:table-cell>
          <table:table-cell table:number-columns-repeated="2"/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96.4791719691185" calcext:value-type="float">
            <text:p>96.4791719691185</text:p>
          </table:table-cell>
          <table:table-cell office:value-type="float" office:value="522590.3" calcext:value-type="float">
            <text:p>522590.3</text:p>
          </table:table-cell>
          <table:table-cell table:number-columns-repeated="2"/>
          <table:table-cell office:value-type="float" office:value="4.73333333333333" calcext:value-type="float">
            <text:p>4.733333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96.5470433528464" calcext:value-type="float">
            <text:p>96.5470433528464</text:p>
          </table:table-cell>
          <table:table-cell office:value-type="float" office:value="517793.9" calcext:value-type="float">
            <text:p>517793.9</text:p>
          </table:table-cell>
          <table:table-cell table:number-columns-repeated="2"/>
          <table:table-cell office:value-type="float" office:value="4.63333333333333" calcext:value-type="float">
            <text:p>4.6333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5.9701365911598" calcext:value-type="float">
            <text:p>95.9701365911598</text:p>
          </table:table-cell>
          <table:table-cell office:value-type="float" office:value="515853.6" calcext:value-type="float">
            <text:p>515853.6</text:p>
          </table:table-cell>
          <table:table-cell table:number-columns-repeated="2"/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95.9022652074319" calcext:value-type="float">
            <text:p>95.9022652074319</text:p>
          </table:table-cell>
          <table:table-cell office:value-type="float" office:value="515474.8" calcext:value-type="float">
            <text:p>515474.8</text:p>
          </table:table-cell>
          <table:table-cell table:number-columns-repeated="2"/>
          <table:table-cell office:value-type="float" office:value="4.36666666666667" calcext:value-type="float">
            <text:p>4.3666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95.8343938237041" calcext:value-type="float">
            <text:p>95.8343938237041</text:p>
          </table:table-cell>
          <table:table-cell office:value-type="float" office:value="522626.6" calcext:value-type="float">
            <text:p>522626.6</text:p>
          </table:table-cell>
          <table:table-cell table:number-columns-repeated="2"/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96.275557817935" calcext:value-type="float">
            <text:p>96.275557817935</text:p>
          </table:table-cell>
          <table:table-cell office:value-type="float" office:value="527332.3" calcext:value-type="float">
            <text:p>527332.3</text:p>
          </table:table-cell>
          <table:table-cell table:number-columns-repeated="2"/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96.8185288877577" calcext:value-type="float">
            <text:p>96.8185288877577</text:p>
          </table:table-cell>
          <table:table-cell office:value-type="float" office:value="532396.8" calcext:value-type="float">
            <text:p>532396.8</text:p>
          </table:table-cell>
          <table:table-cell table:number-columns-repeated="2"/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97.2596928819886" calcext:value-type="float">
            <text:p>97.2596928819886</text:p>
          </table:table-cell>
          <table:table-cell office:value-type="float" office:value="531720.2" calcext:value-type="float">
            <text:p>531720.2</text:p>
          </table:table-cell>
          <table:table-cell table:number-columns-repeated="2"/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97.2936285738526" calcext:value-type="float">
            <text:p>97.2936285738526</text:p>
          </table:table-cell>
          <table:table-cell office:value-type="float" office:value="536081.6" calcext:value-type="float">
            <text:p>536081.6</text:p>
          </table:table-cell>
          <table:table-cell table:number-columns-repeated="2"/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99.7030626961907" calcext:value-type="float">
            <text:p>99.7030626961907</text:p>
          </table:table-cell>
          <table:table-cell office:value-type="float" office:value="526409.7" calcext:value-type="float">
            <text:p>526409.7</text:p>
          </table:table-cell>
          <table:table-cell table:number-columns-repeated="2"/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00.076355306694" calcext:value-type="float">
            <text:p>100.076355306694</text:p>
          </table:table-cell>
          <table:table-cell office:value-type="float" office:value="526850" calcext:value-type="float">
            <text:p>526850</text:p>
          </table:table-cell>
          <table:table-cell table:number-columns-repeated="2"/>
          <table:table-cell office:value-type="float" office:value="3.73333333333333" calcext:value-type="float">
            <text:p>3.733333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99.7709340799186" calcext:value-type="float">
            <text:p>99.7709340799186</text:p>
          </table:table-cell>
          <table:table-cell office:value-type="float" office:value="529274" calcext:value-type="float">
            <text:p>529274</text:p>
          </table:table-cell>
          <table:table-cell table:number-columns-repeated="2"/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99.5333842368711" calcext:value-type="float">
            <text:p>99.5333842368711</text:p>
          </table:table-cell>
          <table:table-cell office:value-type="float" office:value="537512.6" calcext:value-type="float">
            <text:p>537512.6</text:p>
          </table:table-cell>
          <table:table-cell table:number-columns-repeated="2"/>
          <table:table-cell office:value-type="float" office:value="3.66666666666667" calcext:value-type="float">
            <text:p>3.66666666666667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00.279969457877" calcext:value-type="float">
            <text:p>100.279969457877</text:p>
          </table:table-cell>
          <table:table-cell office:value-type="float" office:value="538249.9" calcext:value-type="float">
            <text:p>538249.9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00.178162382286" calcext:value-type="float">
            <text:p>100.178162382286</text:p>
          </table:table-cell>
          <table:table-cell office:value-type="float" office:value="538774.2" calcext:value-type="float">
            <text:p>538774.2</text:p>
          </table:table-cell>
          <table:table-cell table:number-columns-repeated="2"/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00.008483922966" calcext:value-type="float">
            <text:p>100.008483922966</text:p>
          </table:table-cell>
          <table:table-cell office:value-type="float" office:value="537861.7" calcext:value-type="float">
            <text:p>537861.7</text:p>
          </table:table-cell>
          <table:table-cell table:number-columns-repeated="2"/>
          <table:table-cell office:value-type="float" office:value="3.43333333333333" calcext:value-type="float">
            <text:p>3.433333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99.5673199287351" calcext:value-type="float">
            <text:p>99.5673199287351</text:p>
          </table:table-cell>
          <table:table-cell office:value-type="float" office:value="541875.9" calcext:value-type="float">
            <text:p>541875.9</text:p>
          </table:table-cell>
          <table:table-cell table:number-columns-repeated="2"/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99.9066768473742" calcext:value-type="float">
            <text:p>99.9066768473742</text:p>
          </table:table-cell>
          <table:table-cell office:value-type="float" office:value="541024.3" calcext:value-type="float">
            <text:p>541024.3</text:p>
          </table:table-cell>
          <table:table-cell table:number-columns-repeated="2"/>
          <table:table-cell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99.7030626961907" calcext:value-type="float">
            <text:p>99.7030626961907</text:p>
          </table:table-cell>
          <table:table-cell office:value-type="float" office:value="542102.3" calcext:value-type="float">
            <text:p>542102.3</text:p>
          </table:table-cell>
          <table:table-cell table:number-columns-repeated="2"/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00.313905149741" calcext:value-type="float">
            <text:p>100.313905149741</text:p>
          </table:table-cell>
          <table:table-cell office:value-type="float" office:value="542916.4" calcext:value-type="float">
            <text:p>542916.4</text:p>
          </table:table-cell>
          <table:table-cell table:number-columns-repeated="2"/>
          <table:table-cell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99.9066768473742" calcext:value-type="float">
            <text:p>99.9066768473742</text:p>
          </table:table-cell>
          <table:table-cell office:value-type="float" office:value="547326.9" calcext:value-type="float">
            <text:p>547326.9</text:p>
          </table:table-cell>
          <table:table-cell table:number-columns-repeated="2"/>
          <table:table-cell office:value-type="float" office:value="3.03333333333333" calcext:value-type="float">
            <text:p>3.03333333333333</text:p>
          </table:table-cell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100.313905149741" calcext:value-type="float">
            <text:p>100.313905149741</text:p>
          </table:table-cell>
          <table:table-cell office:value-type="float" office:value="549221.2" calcext:value-type="float">
            <text:p>549221.2</text:p>
          </table:table-cell>
          <table:table-cell table:number-columns-repeated="2"/>
          <table:table-cell office:value-type="float" office:value="3.03333333333333" calcext:value-type="float">
            <text:p>3.03333333333333</text:p>
          </table:table-cell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100.313905149741" calcext:value-type="float">
            <text:p>100.313905149741</text:p>
          </table:table-cell>
          <table:table-cell office:value-type="float" office:value="553882.6" calcext:value-type="float">
            <text:p>553882.6</text:p>
          </table:table-cell>
          <table:table-cell table:number-columns-repeated="2"/>
          <table:table-cell office:value-type="float" office:value="2.96666666666667" calcext:value-type="float">
            <text:p>2.96666666666667</text:p>
          </table:table-cell>
        </table:table-row>
        <table:table-row table:style-name="ro1">
          <table:table-cell office:value-type="date" office:date-value="2017-10-01" calcext:value-type="date">
            <text:p>2017-10-01</text:p>
          </table:table-cell>
          <table:table-cell office:value-type="float" office:value="100.890811911428" calcext:value-type="float">
            <text:p>100.890811911428</text:p>
          </table:table-cell>
          <table:table-cell office:value-type="float" office:value="554519.2" calcext:value-type="float">
            <text:p>554519.2</text:p>
          </table:table-cell>
          <table:table-cell table:number-columns-repeated="2"/>
          <table:table-cell office:value-type="float" office:value="2.83333333333333" calcext:value-type="float">
            <text:p>2.83333333333333</text:p>
          </table:table-cell>
        </table:table-row>
        <table:table-row table:style-name="ro1">
          <table:table-cell office:value-type="date" office:date-value="2018-01-01" calcext:value-type="date">
            <text:p>2018-01-01</text:p>
          </table:table-cell>
          <table:table-cell office:value-type="float" office:value="101.196233138203" calcext:value-type="float">
            <text:p>101.196233138203</text:p>
          </table:table-cell>
          <table:table-cell office:value-type="float" office:value="555050.2" calcext:value-type="float">
            <text:p>555050.2</text:p>
          </table:table-cell>
          <table:table-cell table:number-columns-repeated="2"/>
          <table:table-cell office:value-type="float" office:value="2.66666666666667" calcext:value-type="float">
            <text:p>2.66666666666667</text:p>
          </table:table-cell>
        </table:table-row>
        <table:table-row table:style-name="ro1">
          <table:table-cell office:value-type="date" office:date-value="2018-04-01" calcext:value-type="date">
            <text:p>2018-04-01</text:p>
          </table:table-cell>
          <table:table-cell office:value-type="float" office:value="100.99261898702" calcext:value-type="float">
            <text:p>100.99261898702</text:p>
          </table:table-cell>
          <table:table-cell office:value-type="float" office:value="556734.7" calcext:value-type="float">
            <text:p>556734.7</text:p>
          </table:table-cell>
          <table:table-cell table:number-columns-repeated="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date" office:date-value="2018-07-01" calcext:value-type="date">
            <text:p>2018-07-01</text:p>
          </table:table-cell>
          <table:table-cell office:value-type="float" office:value="101.433782981251" calcext:value-type="float">
            <text:p>101.433782981251</text:p>
          </table:table-cell>
          <table:table-cell office:value-type="float" office:value="553944.1" calcext:value-type="float">
            <text:p>553944.1</text:p>
          </table:table-cell>
          <table:table-cell table:number-columns-repeated="2"/>
          <table:table-cell office:value-type="float" office:value="2.56666666666667" calcext:value-type="float">
            <text:p>2.56666666666667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float" office:value="101.77313989989" calcext:value-type="float">
            <text:p>101.77313989989</text:p>
          </table:table-cell>
          <table:table-cell office:value-type="float" office:value="553198.2" calcext:value-type="float">
            <text:p>553198.2</text:p>
          </table:table-cell>
          <table:table-cell table:number-columns-repeated="2"/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office:value-type="float" office:value="101.501654364978" calcext:value-type="float">
            <text:p>101.501654364978</text:p>
          </table:table-cell>
          <table:table-cell office:value-type="float" office:value="554377.4" calcext:value-type="float">
            <text:p>554377.4</text:p>
          </table:table-cell>
          <table:table-cell table:number-columns-repeated="2"/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19-04-01" calcext:value-type="date">
            <text:p>2019-04-01</text:p>
          </table:table-cell>
          <table:table-cell office:value-type="float" office:value="101.739204208026" calcext:value-type="float">
            <text:p>101.739204208026</text:p>
          </table:table-cell>
          <table:table-cell office:value-type="float" office:value="556165.3" calcext:value-type="float">
            <text:p>556165.3</text:p>
          </table:table-cell>
          <table:table-cell table:number-columns-repeated="2"/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date" office:date-value="2019-07-01" calcext:value-type="date">
            <text:p>2019-07-01</text:p>
          </table:table-cell>
          <table:table-cell office:value-type="float" office:value="101.77313989989" calcext:value-type="float">
            <text:p>101.77313989989</text:p>
          </table:table-cell>
          <table:table-cell office:value-type="float" office:value="557453.5" calcext:value-type="float">
            <text:p>557453.5</text:p>
          </table:table-cell>
          <table:table-cell table:number-columns-repeated="2"/>
          <table:table-cell office:value-type="float" office:value="2.36666666666667" calcext:value-type="float">
            <text:p>2.36666666666667</text:p>
          </table:table-cell>
        </table:table-row>
        <table:table-row table:style-name="ro1">
          <table:table-cell office:value-type="date" office:date-value="2019-10-01" calcext:value-type="date">
            <text:p>2019-10-01</text:p>
          </table:table-cell>
          <table:table-cell office:value-type="float" office:value="102.282175277848" calcext:value-type="float">
            <text:p>102.282175277848</text:p>
          </table:table-cell>
          <table:table-cell office:value-type="float" office:value="542160.3" calcext:value-type="float">
            <text:p>542160.3</text:p>
          </table:table-cell>
          <table:table-cell table:number-columns-repeated="2"/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office:value-type="float" office:value="102.180368202257" calcext:value-type="float">
            <text:p>102.180368202257</text:p>
          </table:table-cell>
          <table:table-cell office:value-type="float" office:value="544428" calcext:value-type="float">
            <text:p>544428</text:p>
          </table:table-cell>
          <table:table-cell table:number-columns-repeated="2"/>
          <table:table-cell office:value-type="float" office:value="2.56666666666667" calcext:value-type="float">
            <text:p>2.56666666666667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01.874946975481" calcext:value-type="float">
            <text:p>101.874946975481</text:p>
          </table:table-cell>
          <table:table-cell office:value-type="float" office:value="501178.8" calcext:value-type="float">
            <text:p>501178.8</text:p>
          </table:table-cell>
          <table:table-cell table:number-columns-repeated="2"/>
          <table:table-cell office:value-type="float" office:value="2.86666666666667" calcext:value-type="float">
            <text:p>2.86666666666667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01.807075591754" calcext:value-type="float">
            <text:p>101.807075591754</text:p>
          </table:table-cell>
          <table:table-cell office:value-type="float" office:value="529388.2" calcext:value-type="float">
            <text:p>529388.2</text:p>
          </table:table-cell>
          <table:table-cell table:number-columns-repeated="2"/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1.331975905659" calcext:value-type="float">
            <text:p>101.331975905659</text:p>
          </table:table-cell>
          <table:table-cell office:value-type="float" office:value="539350.6" calcext:value-type="float">
            <text:p>539350.6</text:p>
          </table:table-cell>
          <table:table-cell table:number-columns-repeated="2"/>
          <table:table-cell office:value-type="float" office:value="3.16666666666667" calcext:value-type="float">
            <text:p>3.16666666666667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01.637397132434" calcext:value-type="float">
            <text:p>101.637397132434</text:p>
          </table:table-cell>
          <table:table-cell office:value-type="float" office:value="538460.2" calcext:value-type="float">
            <text:p>538460.2</text:p>
          </table:table-cell>
          <table:table-cell table:number-columns-repeated="2"/>
          <table:table-cell office:value-type="float" office:value="3.03333333333333" calcext:value-type="float">
            <text:p>3.0333333333333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01.128361754475" calcext:value-type="float">
            <text:p>101.128361754475</text:p>
          </table:table-cell>
          <table:table-cell office:value-type="float" office:value="540331.2" calcext:value-type="float">
            <text:p>540331.2</text:p>
          </table:table-cell>
          <table:table-cell table:number-columns-repeated="2"/>
          <table:table-cell office:value-type="float" office:value="3.03333333333333" calcext:value-type="float">
            <text:p>3.03333333333333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101.637397132434" calcext:value-type="float">
            <text:p>101.637397132434</text:p>
          </table:table-cell>
          <table:table-cell office:value-type="float" office:value="538396" calcext:value-type="float">
            <text:p>538396</text:p>
          </table:table-cell>
          <table:table-cell table:number-columns-repeated="2"/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101.841011283618" calcext:value-type="float">
            <text:p>101.841011283618</text:p>
          </table:table-cell>
          <table:table-cell office:value-type="float" office:value="544376.8" calcext:value-type="float">
            <text:p>544376.8</text:p>
          </table:table-cell>
          <table:table-cell table:number-columns-repeated="2"/>
          <table:table-cell office:value-type="float" office:value="2.83333333333333" calcext:value-type="float">
            <text:p>2.83333333333333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102.519725120896" calcext:value-type="float">
            <text:p>102.519725120896</text:p>
          </table:table-cell>
          <table:table-cell office:value-type="float" office:value="541843.6" calcext:value-type="float">
            <text:p>541843.6</text:p>
          </table:table-cell>
          <table:table-cell table:number-columns-repeated="2"/>
          <table:table-cell office:value-type="float" office:value="2.86666666666667" calcext:value-type="float">
            <text:p>2.86666666666667</text:p>
          </table:table-cell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/>
          <table:table-cell office:value-type="float" office:value="548075.3" calcext:value-type="float">
            <text:p>548075.3</text:p>
          </table:table-cell>
          <table:table-cell table:number-columns-repeated="2"/>
          <table:table-cell office:value-type="float" office:value="2.76666666666667" calcext:value-type="float">
            <text:p>2.76666666666667</text:p>
          </table:table-cell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/>
          <table:table-cell office:value-type="float" office:value="546607.5" calcext:value-type="float">
            <text:p>546607.5</text:p>
          </table:table-cell>
          <table:table-cell table:number-columns-repeated="2"/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/>
          <table:table-cell office:value-type="float" office:value="546735.1" calcext:value-type="float">
            <text:p>546735.1</text:p>
          </table:table-cell>
          <table:table-cell table:number-columns-repeated="2"/>
          <table:table-cell office:value-type="float" office:value="2.63333333333333" calcext:value-type="float">
            <text:p>2.6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27:01.989679176</meta:creation-date>
    <meta:generator>LibreOffice/7.3.7.2$Linux_X86_64 LibreOffice_project/30$Build-2</meta:generator>
    <dc:date>2023-04-15T16:37:20.091458261</dc:date>
    <meta:editing-duration>PT10M17S</meta:editing-duration>
    <meta:editing-cycles>3</meta:editing-cycles>
    <meta:document-statistic meta:table-count="1" meta:cell-count="466" meta:object-count="0"/>
  </office:meta>
</office:document-meta>
</file>